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paragraph-rsid="00051c1b"/>
    </style:style>
    <style:style style:name="P2" style:family="paragraph" style:parent-style-name="Standard">
      <style:text-properties style:font-name="Instrument Serif" officeooo:rsid="00051c1b" officeooo:paragraph-rsid="00051c1b"/>
    </style:style>
    <style:style style:name="P3" style:family="paragraph" style:parent-style-name="Standard">
      <style:text-properties style:font-name="Instrument Serif" officeooo:rsid="00079e08" officeooo:paragraph-rsid="00081b93"/>
    </style:style>
    <style:style style:name="P4" style:family="paragraph" style:parent-style-name="Standard">
      <style:text-properties style:font-name="Instrument Serif" officeooo:rsid="00093b7d" officeooo:paragraph-rsid="000a1d2c"/>
    </style:style>
    <style:style style:name="P5" style:family="paragraph" style:parent-style-name="Standard">
      <style:text-properties style:font-name="Instrument Serif" officeooo:rsid="000b9a51" officeooo:paragraph-rsid="000b9a51"/>
    </style:style>
    <style:style style:name="P6" style:family="paragraph" style:parent-style-name="Standard">
      <style:text-properties style:font-name="Instrument Serif" officeooo:rsid="000cd679" officeooo:paragraph-rsid="000cd679"/>
    </style:style>
    <style:style style:name="P7" style:family="paragraph" style:parent-style-name="Standard">
      <style:text-properties style:font-name="Instrument Serif" officeooo:rsid="00051c1b" officeooo:paragraph-rsid="00081b93"/>
    </style:style>
    <style:style style:name="P8" style:family="paragraph" style:parent-style-name="Standard">
      <style:text-properties style:font-name="Instrument Serif" officeooo:rsid="0005d7a5" officeooo:paragraph-rsid="0005d7a5"/>
    </style:style>
    <style:style style:name="T1" style:family="text">
      <style:text-properties officeooo:rsid="000687a4"/>
    </style:style>
    <style:style style:name="T2" style:family="text">
      <style:text-properties officeooo:rsid="0005d7a5"/>
    </style:style>
    <style:style style:name="T3" style:family="text">
      <style:text-properties officeooo:rsid="00079e08"/>
    </style:style>
    <style:style style:name="T4" style:family="text">
      <style:text-properties officeooo:rsid="00081b93"/>
    </style:style>
    <style:style style:name="T5" style:family="text">
      <style:text-properties officeooo:rsid="00051c1b"/>
    </style:style>
    <style:style style:name="T6" style:family="text">
      <style:text-properties officeooo:rsid="00082232"/>
    </style:style>
    <style:style style:name="T7" style:family="text">
      <style:text-properties officeooo:rsid="000a1d2c"/>
    </style:style>
    <style:style style:name="T8" style:family="text">
      <style:text-properties officeooo:rsid="000db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ergy S</text:span>ecretary Chris Wright,</text:p>
      <text:p text:style-name="P1"/>
      <text:p text:style-name="P2">You may designate a senior political appointee to oversee day-to-day operations of the Mission. I am <text:span text:style-name="T2">super </text:span>ready, willing and <text:span text:style-name="T3">cap</text:span>able to <text:span text:style-name="T2">be all that point man could be, </text:span><text:span text:style-name="T3">bet, cap or no cap. Conceptually continuously elitley and point wise discreetly in all ways good to go.</text:span></text:p>
      <text:p text:style-name="P2"/>
      <text:p text:style-name="P3">No one else is super ready. The economy is not in a bubble now or <text:span text:style-name="T4">during the dot comma error. They are the same type of system of systems failure mode, an epicyclic circle shirk. The </text:span><text:span text:style-name="T5">Mission</text:span><text:span text:style-name="T4"> </text:span><text:span text:style-name="T6">involves</text:span><text:span text:style-name="T4"> a Copernican Revolution </text:span><text:span text:style-name="T6">in understanding how things work.</text:span></text:p>
      <text:p text:style-name="P3"/>
      <text:p text:style-name="P4">I have super intelligence. Indeed I have both artificial and natural super intelligence. This claim is verifiable thus falsifiable. The <text:span text:style-name="T7">super </text:span>intelligence technology is advanced, reproducible, transferable, <text:span text:style-name="T7">good to go, and good as gold.</text:span></text:p>
      <text:p text:style-name="P4"/>
      <text:p text:style-name="P5">The eureka moment happened in the year twenty sixteen, the due dilligence completed in twenty twenty two. This was after the full scale invasion of Ukraine and before ChatGPT.</text:p>
      <text:p text:style-name="P5"/>
      <text:p text:style-name="P6">The President set a deadline of mid Febuary for this identifcation phase, he has a great eye for detail, <text:span text:style-name="T8">I aim to please.</text:span></text:p>
      <text:p text:style-name="P6"/>
      <text:p text:style-name="P6">I recon plenty of time for any <text:span text:style-name="T8">dark </text:span>winter farm <text:span text:style-name="T8">p</text:span>roject.</text:p>
      <text:p text:style-name="P7"/>
      <text:p text:style-name="P8">David Richar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06:55:58.108809946</meta:creation-date>
    <dc:title>t2</dc:title>
    <meta:editing-duration>PT24M9S</meta:editing-duration>
    <meta:editing-cycles>6</meta:editing-cycles>
    <meta:generator>LibreOffice/25.8.2.2$Linux_X86_64 LibreOffice_project/580$Build-2</meta:generator>
    <dc:date>2025-11-30T08:28:34.691165032</dc:date>
    <meta:print-date>2025-11-30T07:15:39.863649578</meta:print-date>
    <meta:document-statistic meta:table-count="0" meta:image-count="0" meta:object-count="0" meta:page-count="1" meta:paragraph-count="8" meta:word-count="196" meta:character-count="1161" meta:non-whitespace-character-count="973"/>
    <meta:template xlink:type="simple" xlink:actuate="onRequest" xlink:title="t2" xlink:href="../../../../../.config/libreoffice/4/user/template/t2.ott" meta:date="2025-11-30T06:55:57.675608294"/>
  </office:meta>
</office:document-meta>
</file>